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ropa" svg:font-family="Europa, 'Trebuchet MS'"/>
    <style:font-face style:name="Georgia" svg:font-family="Georgia, Palatino, serif"/>
    <style:font-face style:name="Lohit Devanagari1" svg:font-family="'Lohit Devanagari'"/>
    <style:font-face style:name="STIXGeneral" svg:font-family="STIXGener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01bac4" style:font-weight-asian="bold" style:font-weight-complex="bold"/>
    </style:style>
    <style:style style:name="P3" style:family="paragraph" style:parent-style-name="Standard">
      <style:paragraph-properties fo:text-align="justify" style:justify-single-word="false"/>
      <style:text-properties fo:font-weight="bold" officeooo:paragraph-rsid="00134aac" style:font-weight-asian="bold" style:font-weight-complex="bold"/>
    </style:style>
    <style:style style:name="P4" style:family="paragraph" style:parent-style-name="Standard">
      <style:paragraph-properties fo:text-align="justify" style:justify-single-word="false"/>
      <style:text-properties fo:font-weight="normal" officeooo:paragraph-rsid="0001bac4" style:font-weight-asian="normal" style:font-weight-complex="normal"/>
    </style:style>
    <style:style style:name="P5" style:family="paragraph" style:parent-style-name="Standard">
      <style:paragraph-properties fo:text-align="justify" style:justify-single-word="false"/>
      <style:text-properties fo:font-weight="normal" officeooo:paragraph-rsid="00058870" style:font-weight-asian="normal" style:font-weight-complex="normal"/>
    </style:style>
    <style:style style:name="P6" style:family="paragraph" style:parent-style-name="Standard">
      <style:paragraph-properties fo:text-align="justify" style:justify-single-word="false"/>
      <style:text-properties fo:font-weight="normal" officeooo:paragraph-rsid="0007af1c" style:font-weight-asian="normal" style:font-weight-complex="normal"/>
    </style:style>
    <style:style style:name="P7" style:family="paragraph" style:parent-style-name="Standard">
      <style:paragraph-properties fo:text-align="justify" style:justify-single-word="false"/>
      <style:text-properties fo:font-weight="normal" officeooo:paragraph-rsid="001000e8" style:font-weight-asian="normal" style:font-weight-complex="normal"/>
    </style:style>
    <style:style style:name="P8" style:family="paragraph" style:parent-style-name="Standard">
      <style:paragraph-properties fo:text-align="justify" style:justify-single-word="false"/>
      <style:text-properties fo:font-weight="normal" officeooo:paragraph-rsid="00134aac" style:font-weight-asian="normal" style:font-weight-complex="normal"/>
    </style:style>
    <style:style style:name="P9" style:family="paragraph" style:parent-style-name="Standard">
      <style:paragraph-properties fo:text-align="justify" style:justify-single-word="false"/>
      <style:text-properties fo:font-weight="normal" officeooo:paragraph-rsid="0017da30" style:font-weight-asian="normal" style:font-weight-complex="normal"/>
    </style:style>
    <style:style style:name="P10" style:family="paragraph" style:parent-style-name="Standard">
      <style:paragraph-properties fo:text-align="justify" style:justify-single-word="false"/>
      <style:text-properties fo:font-weight="normal" officeooo:paragraph-rsid="0023806a" style:font-weight-asian="normal" style:font-weight-complex="normal"/>
    </style:style>
    <style:style style:name="T1" style:family="text">
      <style:text-properties fo:background-color="transparent" loext:char-shading-value="0"/>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background-color="#00ffff" loext:char-shading-value="0"/>
    </style:style>
    <style:style style:name="T5" style:family="text">
      <style:text-properties fo:background-color="#00ffff" loext:char-shading-value="0"/>
    </style:style>
    <style:style style:name="T6" style:family="text">
      <style:text-properties officeooo:rsid="000b6e48"/>
    </style:style>
    <style:style style:name="T7" style:family="text">
      <style:text-properties officeooo:rsid="000e4af9"/>
    </style:style>
    <style:style style:name="T8" style:family="text">
      <style:text-properties fo:background-color="#fff200" loext:char-shading-value="0"/>
    </style:style>
    <style:style style:name="T9"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cisión de los valores genéticos estimados con información genómica de machos, hembras o ambos: un ejemplo en pollos de engorde</text:p>
      <text:p text:style-name="P1"/>
      <text:p text:style-name="P2">Métodos</text:p>
      <text:p text:style-name="P2"/>
      <text:p text:style-name="P2">- Datos</text:p>
      <text:p text:style-name="P2"/>
      <text:p text:style-name="P4">El conjunto de datos y los componentes de varianza utilizados en este estudio fueron proporcionados por Cobb-Vantress Inc. (Siloam Springs, AR). El conjunto de datos consistió en fenotipos registrados en pollos de engorde de raza pura a lo largo de cuatro generaciones para cuatro rasgos de producción denominados T1, T2, T3 y T4; las heredabilidades para todos los rasgos variaron de 0,22 a 0,49, las correlaciones genéticas variaron de −0,02 a 0,21 y las correlaciones fenotípicas de −0,02 a 0,46 (Tabla <text:s/>1). La primera característica (T1) se registró en 196 613 aves, mientras que las otras tres características (T2, T3 y T4) se registraron en 26, 5 y 26 % de las aves con registros para T1, respectivamente. Los rasgos T1 y T3 se midieron en aves a los 35 días de edad, mientras que los rasgos T2 y T4 se midieron en un período de 2 semanas después de los 35 días de edad. Se combinaron múltiples mediciones para T2 y T4 en un registro único para T2 y T4. Por lo tanto, cada rasgo se analizó como un solo registro. <text:span text:style-name="T5">El número de aves en la matriz de relación de pedigrí ( A ) fue de 198 915</text:span>.</text:p>
      <text:p text:style-name="P4"/>
      <text:p text:style-name="P4">Los genotipos del panel de 60 k SNP (polimorfismo de un solo nucleótido) desarrollado por Groenen et al. [ 15] estaban disponibles para 15 723 aves. <text:span text:style-name="T5">El control de calidad de los datos genómicos retuvo SNP con tasas de llamadas superiores a 0,9, frecuencias de alelos menores superiores a 0,05 y desviaciones del equilibrio de Hardy-Weinberg (diferencia entre la frecuencia esperada y observada de heterocigotos) inferiores a 0,15. Los pares de progenitores y descendientes se analizaron en busca de SNP homocigóticos discrepantes, y las progenies se eliminaron cuando la tasa de conflicto era superior al 1 %. Además, los SNP con una posición desconocida o ubicados en los cromosomas sexuales se excluyeron de los análisis. Después de la edición de calidad, quedaron para el análisis 39 102 SNP autosómicos de 15 723 aves</text:span>. El archivo de genotipo se dividió por sexo y los tres conjuntos de datos de genotipo (macho, hembra y ambos sexos) se usaron en diferentes análisis. Los números totales de machos y hembras genotipados fueron 6149 y 9574, 2 .</text:p>
      <text:p text:style-name="P4"/>
      <text:p text:style-name="P4"><text:span text:style-name="T5">Las aves que se genotipificaron se eligieron al azar o en función de los fenotipos, según el rasgo</text:span>. <text:span text:style-name="T5">El conjunto de datos disponible para este estudio se dividió en poblaciones de entrenamiento y validación según la fecha de nacimiento. Así, 2975 aves nacidas en la generación 4 fueron elegidas como animales de validación y sus fenotipos fueron eliminados de los análisis</text:span><text:span text:style-name="T1">.</text:span></text:p>
      <text:p text:style-name="P4"><text:span text:style-name="T1"/></text:p>
      <text:p text:style-name="P5"><text:span text:style-name="T3">- Modelo y análisis</text:span><text:span text:style-name="T1"> </text:span></text:p>
      <text:p text:style-name="P5"><text:span text:style-name="T1"/></text:p>
      <text:p text:style-name="P5"><text:span text:style-name="T1">Para las evaluaciones genómicas y basadas en pedigrí tradicionales, se utilizó el siguiente modelo animal de características múltiples:</text:span></text:p>
      <text:p text:style-name="P5"><text:span text:style-name="T1"/></text:p>
      <text:p text:style-name="P5"><text:span text:style-name="T1">…</text:span></text:p>
      <text:p text:style-name="P5"><text:span text:style-name="T1"/></text:p>
      <text:p text:style-name="P6"><text:span text:style-name="T3">- Composición de los valores genéticos estimados genómicos de ssGBLUP</text:span><text:span text:style-name="T1"> </text:span></text:p>
      <text:p text:style-name="P6"><text:span text:style-name="T1"/></text:p>
      <text:p text:style-name="P6"><text:span text:style-name="T5">Usamos la composición de los valores genéticos estimados genómicos (GEBV) y algunas reglas generales para comprender mejor algunos de nuestros resultados</text:span><text:span text:style-name="T1">. En las evaluaciones BLUP tradicionales, el EBV para un animal i se puede expresar como [ 23 ]:</text:span></text:p>
      <text:p text:style-name="P6"><text:span text:style-name="T1"/></text:p>
      <text:p text:style-name="P6"><text:soft-page-break/><text:span text:style-name="T1">…</text:span></text:p>
      <text:p text:style-name="P6"><text:span text:style-name="T1"/></text:p>
      <text:p text:style-name="P6">donde PAi es el EBV promedio de los padres para el animal i, YDi es la desviación del rendimiento (fenotipo ajustado para las soluciones de los efectos del modelo distintas de los efectos y errores genéticos aditivos) para el animal i, y PCi es la contribución de la progenie para el animal i. Cuando se conocen ambos padres, el fenotipo está disponible y cada descendencia tiene una pareja conocida, pesos w1 a w3 suma a 1. La descomposición de EBV se puede derivar analizando una fila de las ecuaciones del modelo mixto para un animal dado. Más específicamente, YD se basa en la información fenotípica propia, PA es el promedio del EBV parental y PC es la suma de las diferencias entre el EBV de cualquier descendencia del animal i menos la mitad del EBV de la madre de cada descendiente (o el pareja del animal i).</text:p>
      <text:p text:style-name="P6"/>
      <text:p text:style-name="P6">El EBV para un animal i cuando la información genómica está disponible (GEBV) es [ 24 ]:</text:p>
      <text:p text:style-name="P6"/>
      <text:p text:style-name="P6">…</text:p>
      <text:p text:style-name="P6"/>
      <text:p text:style-name="P6">donde GIi contiene información de los genotipos del animal i y todos los pesos suman 1. Según VanRaden y Wright [ 24 ], el peso de GI es:</text:p>
      <text:p text:style-name="P6"/>
      <text:p text:style-name="P6">…</text:p>
      <text:p text:style-name="P6"/>
      <text:p text:style-name="P6">donde gii y a<text:span text:style-name="T6">ii</text:span>22 son los elementos diagonales de G−1 y A-122, respectivamente; den = ... , donde nr es el número de registros, α es la relación de varianza (varianza residual sobre la varianza genética aditiva) y np es el tamaño de la progenie. Aguilar et al. [ 17 ] mostró que en ssGBLUP, GI consta de dos componentes:</text:p>
      <text:p text:style-name="P6"/>
      <text:p text:style-name="P6">…</text:p>
      <text:p text:style-name="P6"/>
      <text:p text:style-name="P6">donde DGV es la porción de predicción debida a la información genómica, que proviene de G, y PP es la predicción de pedigrí que proviene de A 22 . Los pesos w1, w2, w3 , w41, y w42 suma a 1 y los valores para DGV y PP son iguales a:</text:p>
      <text:p text:style-name="P6"/>
      <text:p text:style-name="P6">…</text:p>
      <text:p text:style-name="P6"/>
      <text:p text:style-name="P6">donde gij y a<text:span text:style-name="T7">ii</text:span>22 son los elementos fuera de la diagonal de G−1 y A-122, respectivamente; uj es el EBV inverso del animal j.</text:p>
      <text:p text:style-name="P6"/>
      <text:p text:style-name="P6">En general, PP da cuenta de la parte de PA que explica DGV; cuando se genotipifican todos los animales, A = A22 , PA y PP se anulan y DGV explica una fracción mayor de GEBV; cuando un animal genotipado no está relacionado con la población genotipada, PP=0 y DGV explica una porción más pequeña de GEBV; cuando ambos padres están genotipados, PP incluirá una gran parte de PA. La precisión de DGV difiere entre animales, dependiendo de cuántos ancestros de ese animal estén genotipados, según lo informado por Mulder et al. [ 25 ]. Cuando un animal genotipado tiene mucha progenie, w 3 ≈ 1 y su GEBV está impulsado principalmente por PC; sin embargo, el genotipado de esos animales es útil ya que generalmente se incluyen en la población de entrenamiento. Cuando un animal no está genotipado, w 4  = 0 y las predicciones pueden mejorar debido a la mejora de PA y PC si sus parientes están genotipados. Cuando un animal no está genotipado y no tiene fenotipos ni progenie, el GEBV es impulsado por PA y, en la mayoría de los casos, solo se logra una ligera mejora en la predicción basada en parientes genotipados [ 17 , 18 , 26 ].</text:p>
      <text:p text:style-name="P6"><text:soft-page-break/></text:p>
      <text:p text:style-name="P7"><text:span text:style-name="T2">- Validación</text:span> </text:p>
      <text:p text:style-name="P7"/>
      <text:p text:style-name="P7">La validación de EBV se basó en la propuesta por Legarra et al. [ 10 ]; <text:span text:style-name="T5">La capacidad predictiva de las evaluaciones tradicionales y genómicas se definió como la correlación entre (G)EBV y los fenotipos de rasgos corregidos por efectos fijos (Y) para aves en la población de validación</text:span>:</text:p>
      <text:p text:style-name="P7"/>
      <text:p text:style-name="P7">…</text:p>
      <text:p text:style-name="P7"/>
      <text:p text:style-name="P7"><text:span text:style-name="T5">La precisión, determinada por la correlación entre los valores reproductivos verdaderos y predichos, se calculó como r/h; donde h es la raíz cuadrada de la heredabilidad</text:span> [ 10 ]. <text:span text:style-name="T5">La precisión se obtuvo para las aves jóvenes en la población de validación, con y sin dividirlas en grupos según el sexo (Fig. <text:s/>1 )</text:span>. <text:span text:style-name="T5">La precisión de GEBV se utilizó para evaluar el beneficio de incluir genotipos para diferentes conjuntos de aves sobre la capacidad de predicción de aves del mismo sexo, sexos opuestos y combinados; la precisión de EBV fue el punto de referencia utilizado para comparar la ganancia en la capacidad predictiva debido a la información genómica</text:span>.</text:p>
      <text:p text:style-name="P7"/>
      <text:p text:style-name="P8"><text:span text:style-name="T2">- Correlación entre EBV y GEBV</text:span> </text:p>
      <text:p text:style-name="P8"/>
      <text:p text:style-name="P8"><text:span text:style-name="T5">Se calcularon las correlaciones entre EBV y GEBV usando genotipos para ambos sexos para sementales con grupos de progenie grandes (≥500) y pequeños (&lt;50), y para madres con grupos de progenie grandes (≥50) y pequeños (&lt;5) para comprobar la importancia del tamaño de la progenie versus información genómica sobre EBV de padres probados</text:span>.</text:p>
      <text:p text:style-name="P8"/>
      <text:p text:style-name="P3">Resultados y discusión</text:p>
      <text:p text:style-name="P8"/>
      <text:p text:style-name="P8">Un resumen de la estructura de la población se encuentra en la Tabla <text:s/>3 . Aproximadamente la mitad de todos los padres fueron genotipados, pero en la población de validación, el 96 % de los padres fueron genotipados. <text:span text:style-name="T9">Según Pszczola et al. [ 3 ], los animales en la población de validación deben estar estrechamente relacionados con al menos algunos de los animales en la población de entrenamiento para obtener valores genómicos directos (DGV) más precisos</text:span>. <text:span text:style-name="T9">En ssGBLUP, la precisión de GEBV se ve menos afectada por la estructura del genotipo, porque GEBV incluye PA (de A) e información genealógica adicional (de A22), y el segundo da cuenta de un nivel diferente de relación entre un animal genotipado dado y la población genotipada</text:span>. <text:span text:style-name="T9">En general, la información adicional debido a los datos genómicos es aproximadamente proporcional al cuadrado de la diferencia entre el pedigrí y las relaciones genómicas [ 27 ]; la desviación estándar de tales diferencias aumenta para los animales que están más relacionados [ 28 - 30 ], pero este aumento no es igual para todas las clases de animales ya que los grupos de hermanos completos presentaron una mayor desviación estándar que los grupos de padres e hijos [ 30 ], por ejemplo</text:span>.</text:p>
      <text:p text:style-name="P8"/>
      <text:p text:style-name="P8"><text:span text:style-name="T9">Para el control de calidad, la Fig. 2 contiene la distribución de relaciones genómicas para hermanos completos. La calidad de las relaciones genómicas también se puede evaluar para otros grupos de hermanos o comparando todas las relaciones genómicas con todas las relaciones de pedigrí</text:span>. <text:span text:style-name="T9">Los pollos de engorde tienen grandes familias de hermanos completos y se espera una mayor precisión de las evaluaciones genómicas en comparación con las evaluaciones tradicionales en este caso, siempre que las relaciones genómicas se basen en genotipos SNP de alta calidad</text:span>. <text:span text:style-name="T9">Aunque la relación esperada entre hermanos completos en ausencia de consanguinidad es igual a 0,50, la relación genómica promedio (DE) para este conjunto de datos fue de 0,47 (0,05). La desviación estándar de 0,05 y la forma sesgada concuerdan con la teoría [ 12 , 23]. Sin embargo, si la distribución de las relaciones genómicas no está </text:span><text:soft-page-break/><text:span text:style-name="T9">centrada en la relación esperada y es de cola larga, se presentan errores de genotipado y pedigrí. Para las generaciones más recientes, para las que se impusieron controles de calidad más estrictos, como el control de la heredabilidad del contenido génico propuesto por Forneris et al. [ 31 ], la distribución de las relaciones genómicas entre hermanos completos fue casi normal y se centró en 0,5 (datos no proporcionados)</text:span><text:span text:style-name="T1">.</text:span></text:p>
      <text:p text:style-name="P8"><text:span text:style-name="T1"/></text:p>
      <text:p text:style-name="P9"><text:span text:style-name="T3">- Precisiones y contribuciones genómicas</text:span><text:span text:style-name="T1"> </text:span></text:p>
      <text:p text:style-name="P9"><text:span text:style-name="T1"/></text:p>
      <text:p text:style-name="P9"><text:span text:style-name="T1">Las correlaciones entre EBV y GEBV fueron iguales a 0,97 y 0,93 para sementales con más de 500 y menos de 50 hijos, respectivamente, mientras que las correlaciones para madres con más de 50 y menos de 5 hijos fueron iguales a 0,89 y 0,88, respectivamente. </text:span><text:span text:style-name="T9">Las correlaciones para las madres fueron más bajas porque tienen menos descendencia que los machos y, como resultado, el peso de la información genotípica es mayor que el peso de la PC para las madres. Para los toros, incluso si hubo alguna reclasificación entre EBV y GEBV al incluir información genómica, la precisión del GEBV de toros con mucha progenie provino principalmente de PC, porque la contribución de otras fuentes fue pequeña o nula</text:span><text:span text:style-name="T1">. Aunque la información genómica tuvo un impacto menor en el GEBV de los padres con un gran número de descendientes, el genotipado de esas aves fue útil para mejorar las predicciones de aves relacionadas.</text:span></text:p>
      <text:p text:style-name="P9"><text:span text:style-name="T1"/></text:p>
      <text:p text:style-name="P9"><text:span text:style-name="T1">Las precisiones para las evaluaciones tradicionales y genómicas se encuentran en la Fig. <text:s/>3. </text:span><text:span text:style-name="T9">Las evaluaciones genómicas se derivaron utilizando tres conjuntos diferentes de aves genotipadas (solo machos, solo hembras y ambos sexos) en la población de entrenamiento. En todos los análisis, se incluyeron fenotipos para todos los animales con genotipo, excepto para los pollos más jóvenes que habían nacido más tarde en la última generación. Además, también se crearon conjuntos de validación para machos jóvenes, hembras jóvenes y pollos jóvenes de ambos sexos.</text:span><text:span text:style-name="T1"> </text:span><text:span text:style-name="T9">Cuando las poblaciones de entrenamiento y validación incluyeron ambos sexos, la precisión de las evaluaciones genómicas siempre fue mayor (en promedio, 17 puntos porcentuales) que la de las evaluaciones tradicionales</text:span><text:span text:style-name="T1">. </text:span><text:span text:style-name="T9">Sin embargo, cuando se consideraron los genotipos de un solo sexo para la población de entrenamiento y para ambos sexos en la población de validación, el impacto en la precisión de GEBV difirió según el rasgo. Para los rasgos T1 y T3, usar solo genotipos femeninos para la población de entrenamiento resultó en solo un ligero cambio en la precisión, mientras que usar solo genotipos masculinos tuvo un impacto mucho mayor en la precisión. Ocurrió lo contrario para los rasgos T2 y T4, para los cuales usar solo genotipos femeninos tuvo un mayor impacto que usar solo genotipos masculinos. Estas diferencias pueden atribuirse parcialmente a la cantidad de fenotipos disponibles para pollos genotipados y pueden explicarse mejor cuando las evaluaciones de machos y hembras se consideran por separado</text:span><text:span text:style-name="T1">.</text:span></text:p>
      <text:p text:style-name="P9"><text:span text:style-name="T1"/></text:p>
      <text:p text:style-name="P9"><text:span text:style-name="T9">Los rasgos en los que los genotipos masculinos tuvieron un mayor impacto (T1 y T3) tenían un mayor número de fenotipos en comparación con los otros rasgos, o las hembras no tenían fenotipos como T3 (Tabla <text:s/>2)</text:span>. Para T1, el número de fenotipos en machos fue el 57 % del número de fenotipos en hembras, pero para T2 y T4 el número de fenotipos en machos fue aproximadamente el 27 % del número de fenotipos en hembras. En contraste con el uso de una población de entrenamiento con solo machos, el uso de genotipos para ambos sexos mejoró la precisión de todos los rasgos excepto T3, para el cual las hembras no tenían fenotipos. Cuando se evaluaron los machos, incluir solo los genotipos femeninos aumentó la precisión solo ligeramente. Además, cuando se evaluaron hembras, la inclusión de genotipos machos apenas aumentó la precisión. La misma tendencia fue observada por Cooper et al. [ 32] en un estudio sobre la población Holstein de EE. UU.</text:p>
      <text:p text:style-name="P9"/>
      <text:p text:style-name="P9">La Tabla <text:s/>4 muestra las precisiones para pedigrí y PA genómico para aves con genotipo y sin genotipo. Para todos los rasgos, las precisiones de PA de pedigrí para aves sin genotipo fueron mayores que para <text:soft-page-break/>aves con genotipo. Para las aves sin genotipo, la precisión de la PA genómica fue muy similar a la de la PA de pedigrí para todas las características, excepto para T3, para la cual la precisión de la PA genómica fue mayor. Para T3, que se midió solo en machos y para el cual hubo menos fenotipos que para los otros rasgos, la inclusión de información genómica mejoró la precisión del GEBV de los padres. <text:span text:style-name="T9">Cuando la progenie no está genotipada pero los padres sí, los términos de muestreo mendelianos realizados de padres a hijos no pueden estimarse con precisión y las ganancias en precisión son menores [ 33 ].</text:span>]. Las ganancias en la precisión se deben principalmente a la precisión mejorada de PA si solo se genotipifican los padres o también de PC si se genotipifican tanto los padres como la progenie. La genotipificación de los padres de aves sin genotipado puede resultar en un mayor beneficio para los rasgos limitados por sexo o cuando el registro de rasgos se limita a un pequeño número de aves. Las comparaciones entre las precisiones de PA genómico (Tabla <text:s/>4 ) y EBV genómico (Fig. <text:s/>3 ) muestran que <text:span text:style-name="T9">la información genómica en aves jóvenes genotipadas contribuye significativamente a la precisión de la evaluación</text:span>. Pszczola et al. [ 33] mostró que las precisiones de GEBV aumentaron cuando se genotiparon las progenies y no los padres, en comparación con la situación opuesta; pero aun así se logró la mayor precisión cuando se genotipificó una gran parte de la población. Según Mulder et al. [ 25 ], <text:span text:style-name="T9">el número de generaciones de ancestros genotipados afecta la precisión de las predicciones genómicas</text:span>.</text:p>
      <text:p text:style-name="P9"/>
      <text:p text:style-name="P9"><text:span text:style-name="T9">Para los machos en la población de validación, la precisión mejoró significativamente cuando se agregaron genotipos masculinos a la población de entrenamiento (Fig. <text:s/>3 ). De manera similar, para las hembras, la precisión mejoró significativamente cuando se agregaron genotipos femeninos. En consecuencia, los genotipos para un sexo en particular que están vinculados a la información fenotípica benefician a las aves con genotipo de ese sexo. Cooper et al. [ 32 ] mostró que usar solo genotipos femeninos en la población de entrenamiento, en lugar de usar genotipos solo en machos, era ventajoso para predecir el GEBV para vacas, y lo mismo era cierto para toros; sin embargo, agregar genotipos femeninos a una población de toros de entrenamiento ya existente resultó en un beneficio muy pequeño</text:span>.</text:p>
      <text:p text:style-name="P9"/>
      <text:p text:style-name="P9"><text:span text:style-name="T9">En nuestro estudio, cuando se incluyeron genotipos de ambos sexos, en lugar de usar genotipos para un sexo, hubo un aumento adicional en la precisión para cada sexo (Fig. <text:s/>3). Esto puede deberse a que la contribución de los machos frente a las hembras a la población es diferente en los pollos de engorde que en el ganado lechero, en el que los machos tienen un impacto mucho mayor en la población debido a los grupos de progenie más grandes</text:span>. <text:span text:style-name="T9">Parte de este aumento probablemente se deba al uso del método ssGBLUP, que puede modelar fenotipos y genotipos de ambos sexos cuando los genotipos no están disponibles para toda la población. Este método pondera los registros de machos y hembras y evita el doble conteo de información fenotípica y genealógica. También establece conexiones entre más animales con información independiente (ya que evita el doble conteo) a través de relaciones genómicas, y combina predicción de PA y pedigrí</text:span>.</text:p>
      <text:p text:style-name="P9"/>
      <text:p text:style-name="P9"><text:span text:style-name="T9">El aumento en la precisión al incluir genotipos del sexo opuesto fue mayor para los machos de validación que para las hembras de validación (Fig. <text:s/>3 ). Esto podría deberse a varios factores: (1) el número de genotipos para las hembras fue mucho mayor que para los machos y, en consecuencia, se establecieron más enlaces a través de H (ya que G es idéntico por estado) y se mejoraron las estimaciones de DGV y PP;</text:span> (2) las correlaciones genéticas entre fenotipos en machos y hembras difieren de 1 (nuestro estudio asume una correlación de 1); o <text:span text:style-name="T9">(3) la impronta genómica está presente y, por lo tanto, la expresión génica depende del origen parental del alelo [ 34 ]</text:span>.</text:p>
      <text:p text:style-name="P9"/>
      <text:p text:style-name="P9">El aumento relativo en la precisión para las hembras al agregar genotipos masculinos fue mayor para el rasgo T1 que para T4 porque T1 tenía una mayor cantidad de fenotipos masculinos (4648) que el rasgo <text:soft-page-break/>T4 (2017 fenotipos masculinos) (Tabla <text:s/>2 y Fig. <text:s/>3). Dado que la precisión se calculó como la correlación entre EBV o GEBV y los fenotipos corregidos por efectos fijos, no se pudo calcular la precisión para T3 para las hembras porque este rasgo solo se registró para los machos. Por lo tanto, no hubo mejora en la precisión de GEBV al agregar genotipos femeninos para T3. De hecho, la precisión se deterioró ligeramente de 0,50 a 0,46, aunque no se espera que la adición de genotipos disminuya la precisión si el modelo es correcto, la información genómica es precisa y se tiene en cuenta toda la selección. Por lo tanto, la disminución observada en la precisión podría deberse a problemas de modelado, por ejemplo, modelado insuficiente de factores asociados con T3, estructura de la población de validación, selección no contabilizada o dimorfismo sexual [ 35 ].</text:p>
      <text:p text:style-name="P9"/>
      <text:p text:style-name="P9"><text:span text:style-name="T9">Nuestro estudio ignoró el dimorfismo sexual [ 16 , 35 , 36 ] porque se asumió que las correlaciones genéticas entre sexos eran iguales a 1. Si esta suposición no se cumple, las precisiones realizadas podrían ser mayores con un modelo adecuado</text:span>. Se requiere investigación de seguimiento para evaluar el cambio en la clasificación de los animales evaluados por diferentes rasgos cuando se tiene en cuenta el dimorfismo sexual y se dispone de información genómica.</text:p>
      <text:p text:style-name="P9"/>
      <text:p text:style-name="P10"><text:span text:style-name="T2">Conclusiones</text:span> </text:p>
      <text:p text:style-name="P10"/>
      <text:p text:style-name="P10">Las precisiones en la selección genómica dependen del número, la distribución y las contribuciones de los genotipos y fenotipos a la evaluación genómica. Contrariamente a lo que se informó para el ganado lechero, en esta población de pollos, la ganancia en la precisión de GEBV para animales jóvenes con genotipo fue mayor cuando la población de entrenamiento incluyó genotipos tanto para machos como para hembras. También observamos que cuando la población de entrenamiento tiene solo animales de un sexo, el mayor beneficio es para animales jóvenes genotipados del mismo sexo. Sin embargo, cuando se genotipifican ambos sexos, la cantidad de información genómica aumenta considerablemente y la precisión de GEBV también aumenta. Por lo tanto, <text:span text:style-name="T9">el genotipado de ambos sexos puede ser una opción adecuada en especies y sistemas de producción en los que tanto los machos como las hembras tienen un alto impacto reproductivo</text:span>. Para rasgos altamente seleccion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uropa" svg:font-family="Europa, 'Trebuchet MS'"/>
    <style:font-face style:name="Georgia" svg:font-family="Georgia, Palatino, serif"/>
    <style:font-face style:name="Lohit Devanagari1" svg:font-family="'Lohit Devanagari'"/>
    <style:font-face style:name="STIXGeneral" svg:font-family="STIXGenera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9T04:32:10.672792778</meta:creation-date>
    <meta:generator>LibreOffice/6.0.7.3$Linux_X86_64 LibreOffice_project/00m0$Build-3</meta:generator>
    <dc:date>2022-03-29T09:34:05.760887075</dc:date>
    <meta:editing-duration>PT2H41M18S</meta:editing-duration>
    <meta:editing-cycles>27</meta:editing-cycles>
    <meta:document-statistic meta:table-count="0" meta:image-count="0" meta:object-count="0" meta:page-count="6" meta:paragraph-count="44" meta:word-count="3391" meta:character-count="20042" meta:non-whitespace-character-count="16675"/>
  </office:meta>
</office:document-meta>
</file>